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officeooo:rsid="010e0438" officeooo:paragraph-rsid="0015203b"/>
    </style:style>
    <style:style style:name="P2" style:family="paragraph" style:parent-style-name="Standard">
      <style:text-properties officeooo:paragraph-rsid="001520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seek()</text:p>
      <text:p text:style-name="P1"/>
      <text:p text:style-name="P2">Lseek, must completly know file...</text:p>
      <text:p text:style-name="P2">For lseek, to be sucefull, does it needs the whole file? if so, many operations to buffer,to load the file into RAM. lseek, probably uses buffers as well.</text:p>
      <text:p text:style-name="P2"/>
      <text:p text:style-name="P2">if i do lseek, start at near the end of file, and the file is large (200MB, for example). lseek, needs to know completely the file</text:p>
      <text:p text:style-name="P2"/>
      <text:p text:style-name="P2"/>
      <text:p text:style-name="P2">lseek, uses sequential order (thats the user perspective, that the file has sequential data...lseek() only works, after kernel wrote, the file, meaning file is created on HD, with data).</text:p>
      <text:p text:style-name="P2"/>
      <text:p text:style-name="P2">[1,2,3,4,5 ] -&gt; lseek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03:10:22.463756755</meta:creation-date>
    <dc:date>2025-01-26T05:09:50.145728027</dc:date>
    <meta:editing-duration>PT7M38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6" meta:word-count="93" meta:character-count="532" meta:non-whitespace-character-count="445"/>
  </office:meta>
</office:document-meta>
</file>